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UNTUPA DELGADO, MERCEDES AMPA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0893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ENCKELL ASTUDILLO, DAVID ERNE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954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YUNTUPA DELGADO, MERCEDES AMPA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7089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9.6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8.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8.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2:11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